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pple-system" svg:font-family="apple-system, BlinkMacSystemFont, 'Segoe UI', Roboto, Helvetica, 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P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3pt" fo:font-weight="bold" style:font-size-asian="13pt" style:font-weight-asian="bold" style:font-size-complex="13pt" style:font-weight-complex="bold"/>
    </style:style>
    <style:style style:name="P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Times New Roman" fo:font-size="10pt" style:font-size-asian="10pt" style:font-size-complex="10pt"/>
    </style:style>
    <style:style style:name="T1" style:family="text">
      <style:text-properties fo:font-variant="normal" fo:text-transform="none" fo:color="#000000" style:font-name="apple-system" fo:font-size="8.89999961853027pt" fo:letter-spacing="normal" fo:font-style="normal"/>
    </style:style>
    <style:style style:name="T2" style:family="text">
      <style:text-properties fo:font-variant="normal" fo:text-transform="none" fo:color="#000000" style:font-name="apple-system" fo:font-size="8.89999961853027pt" fo:letter-spacing="normal" fo:font-style="normal" fo:font-weight="normal"/>
    </style:style>
    <style:style style:name="T3" style:family="text">
      <style:text-properties fo:font-variant="normal" fo:text-transform="none" fo:color="#000000" style:font-name="apple-system" fo:letter-spacing="normal" fo:font-style="normal"/>
    </style:style>
    <style:style style:name="T4" style:family="text">
      <style:text-properties fo:font-variant="normal" fo:text-transform="none" fo:color="#000000" style:font-name="apple-system" fo:letter-spacing="normal" fo:font-style="normal" fo:font-weight="normal"/>
    </style:style>
    <style:style style:name="T5" style:family="text">
      <style:text-properties fo:font-variant="normal" fo:text-transform="none" fo:color="#000000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3">Poetry for me...</text:span></text:p>
      <text:p text:style-name="P1"><text:span text:style-name="T2"/></text:p>
      <text:p text:style-name="P3"><text:span text:style-name="T5">Sometimes when my mind is too busy</text:span><text:line-break/>a<text:span text:style-name="T5">nd my heart too heavy</text:span><text:line-break/>p<text:span text:style-name="T5">oetry anchors me and sets me free</text:span><text:line-break/><text:line-break/><text:span text:style-name="T5">I see poetry as a gateway</text:span><text:line-break/>t<text:span text:style-name="T5">o radical honesty</text:span><text:line-break/><text:line-break/><text:span text:style-name="T5">I let you see into me</text:span><text:line-break/>i<text:span text:style-name="T5">n intimacy</text:span><text:line-break/><text:line-break/><text:span text:style-name="T5">I see strength and beauty</text:span><text:line-break/>i<text:span text:style-name="T5">n vulnerability</text:span><text:line-break/>a<text:span text:style-name="T5">nd I know all our voices are worthy</text:span><text:line-break/><text:line-break/><text:span text:style-name="T5">Poetry undress me</text:span><text:line-break/>l<text:span text:style-name="T5">iberate me with a story</text:span><text:line-break/>c<text:span text:style-name="T5">aress me with your words</text:span><text:line-break/>p<text:span text:style-name="T5">ress me up against the prose</text:span><text:line-break/>t<text:span text:style-name="T5">ruth tingles from my head to my toes</text:span><text:line-break/><text:line-break/><text:span text:style-name="T5">Poetry is naked</text:span><text:line-break/>s<text:span text:style-name="T5">tripped bare</text:span><text:line-break/>o<text:span text:style-name="T5">f every layer</text:span><text:line-break/>a<text:span text:style-name="T5"> sense of what what’s really going on in there</text:span><text:line-break/><text:line-break/><text:span text:style-name="T5">Poetry is the most ancient form of prayer</text:span><text:line-break/><text:line-break/><text:span text:style-name="T5">I pray that poetry will bring hope and connection into our days</text:span><text:line-break/>t<text:span text:style-name="T5">o bring clarity to the haze</text:span><text:line-break/>a<text:span text:style-name="T5">s we dance through life’s maze</text:span><text:line-break/>p<text:span text:style-name="T5">ealing back the layers</text:span><text:line-break/><text:line-break/><text:span text:style-name="T5">And maybe today</text:span><text:line-break/>y<text:span text:style-name="T5">our words will walk in a way</text:span><text:line-break/>t<text:span text:style-name="T5">hat strides and dives</text:span><text:line-break/>i<text:span text:style-name="T5">nto our insides</text:span><text:line-break/>a<text:span text:style-name="T5">nd we hear loud and clear</text:span><text:line-break/>w<text:span text:style-name="T5">hat we need to</text:span><text:line-break/>t<text:span text:style-name="T5">o feel, in order to heal</text:span><text:line-break/><text:line-break/><text:span text:style-name="T5">As we collectively feast</text:span><text:line-break/>o<text:span text:style-name="T5">n poetry as a sacred meal</text:span><text:line-break/>w<text:span text:style-name="T5">e do the prose proud</text:span><text:line-break/>a<text:span text:style-name="T5">s we connect our hearts and mouth</text:span><text:line-break/>a<text:span text:style-name="T5">nd speak out insides out loud</text:span><text:line-break/><text:line-break/><text:span text:style-name="T5">Casting spells in to the collective cauldron</text:span><text:line-break/>a<text:span text:style-name="T5">lchemising emotion into poetry</text:span><text:line-break/>i<text:span text:style-name="T5">s a potent potion</text:span><text:line-break/><text:line-break/><text:span text:style-name="T5">We are not rebels</text:span><text:line-break/><text:span text:style-name="T5">We are the revolution</text:span><text:line-break/><text:line-break/><text:span text:style-name="T5">By Ali P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pple-system" svg:font-family="apple-system, BlinkMacSystemFont, 'Segoe UI', Roboto, Helvetica, 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lison Preston</meta:initial-creator>
    <meta:creation-date>2023-07-28T21:22:11</meta:creation-date>
    <meta:generator>OpenOffice/4.1.14$Unix OpenOffice.org_project/4114m1$Build-9811</meta:generator>
    <dc:date>2023-07-28T23:14:54</dc:date>
    <dc:creator>Alison Preston</dc:creator>
    <meta:editing-duration>PT1H52M44S</meta:editing-duration>
    <meta:editing-cycles>2</meta:editing-cycles>
    <meta:document-statistic meta:table-count="0" meta:image-count="0" meta:object-count="0" meta:page-count="1" meta:paragraph-count="2" meta:word-count="222" meta:character-count="1140"/>
  </office:meta>
</office:document-meta>
</file>